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.37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héorème de la puissance cinétique</text:p>
          </table:table-cell>
          <table:table-cell office:value-type="string" calcext:value-type="string">
            <text:p>La dérivée temporelle de l'énergie cinétique vaut la somme des puissances des forces exercées sur le système. \(\dot{E_c} = \sum_i P(\overrightarrow{F_i})\)</text:p>
          </table:table-cell>
        </table:table-row>
        <table:table-row table:style-name="ro1">
          <table:table-cell office:value-type="string" calcext:value-type="string">
            <text:p>Puissance d’une force</text:p>
          </table:table-cell>
          <table:table-cell office:value-type="string" calcext:value-type="string">
            <text:p>La puissance de \(\overrightarrow{F}\) est donnée par \(P = \overrightarrow{F}\cdot\overrightarrow{v}\) et s'exprime en Watt </text:p>
          </table:table-cell>
        </table:table-row>
        <table:table-row table:style-name="ro1">
          <table:table-cell office:value-type="string" calcext:value-type="string">
            <text:p>Expression du travail de la force de \(\overrightarrow{F}\) sur un chemin AB</text:p>
          </table:table-cell>
          <table:table-cell office:value-type="string" calcext:value-type="string">
            <text:p>\(W_{C(AB)} (\overrightarrow{F}) = \int_{C(AB)}\delta W = \int_{C(AB)} \overrightarrow{F} \cdot \mathrm{d}\overrightarrow{r}\)</text:p>
          </table:table-cell>
        </table:table-row>
        <table:table-row table:style-name="ro1">
          <table:table-cell office:value-type="string" calcext:value-type="string">
            <text:p>Expression du déplacement élémentaire en base cartésienne</text:p>
          </table:table-cell>
          <table:table-cell office:value-type="string" calcext:value-type="string">
            <text:p>\(\mathrm{d}\overrightarrow{r} = \mathrm{d}x\overrightarrow{e_x} + \mathrm{d}y\overrightarrow{e_y} + \mathrm{d}z\overrightarrow{e_z}\)</text:p>
          </table:table-cell>
        </table:table-row>
        <table:table-row table:style-name="ro1">
          <table:table-cell office:value-type="string" calcext:value-type="string">
            <text:p>Expression du travail d’une force constante</text:p>
          </table:table-cell>
          <table:table-cell office:value-type="string" calcext:value-type="string">
            <text:p>\(W_{C(AB)} (\overrightarrow{F}) = \int_{C(AB)} \mathrm{d}\overrightarrow{r} = \overrightarrow{F} \cdot \overrightarrow{AB}\)</text:p>
          </table:table-cell>
        </table:table-row>
        <table:table-row table:style-name="ro1">
          <table:table-cell office:value-type="string" calcext:value-type="string">
            <text:p>Théorème de l’énergie cinétique</text:p>
          </table:table-cell>
          <table:table-cell office:value-type="string" calcext:value-type="string">
            <text:p>\(\Delta_{AB} E_c = \sum_i W_{C,AB}(\overrightarrow{F_i})\)</text:p>
          </table:table-cell>
        </table:table-row>
        <table:table-row table:style-name="ro1">
          <table:table-cell office:value-type="string" calcext:value-type="string">
            <text:p>Définition d’une force conservative avec la fonction \(u\)</text:p>
          </table:table-cell>
          <table:table-cell office:value-type="string" calcext:value-type="string">
            <text:p>Une force \(\overrightarrow{F}\) est dite conservative s'il existe une fonction \(u(\overrightarrow{r})\) de l'espace tel que le travail élémentaire \(\delta W(\overrightarrow{F}) = \overrightarrow{F}\cdot \mathrm{d} \overrightarrow{r}\) soit égal à \(\delta W = -\mathrm{d} u\)</text:p>
          </table:table-cell>
        </table:table-row>
        <table:table-row table:style-name="ro1">
          <table:table-cell office:value-type="string" calcext:value-type="string">
            <text:p>Définition d’une force conservative avec le chemin</text:p>
          </table:table-cell>
          <table:table-cell office:value-type="string" calcext:value-type="string">
            <text:p>Une force est conservative \(\iff\) le travail de \(\overrightarrow{F}\) dans le déplacement de A vers B ne dépend pas du chemin pris.</text:p>
          </table:table-cell>
        </table:table-row>
        <table:table-row table:style-name="ro1">
          <table:table-cell office:value-type="string" calcext:value-type="string">
            <text:p>Énergie potentielle</text:p>
          </table:table-cell>
          <table:table-cell office:value-type="string" calcext:value-type="string">
            <text:p>Si une force \(\overrightarrow{F}\) est conservative, il existe une fonction $u$ telle que \(\delta W(\overrightarrow{F}) = -\mathrm{d} u\). On appelle \(u\) énergie potentielle, notée \(E_{P_F}\)</text:p>
          </table:table-cell>
        </table:table-row>
        <table:table-row table:style-name="ro1">
          <table:table-cell office:value-type="string" calcext:value-type="string">
            <text:p>Calcul de l’énergie potentielle avec le travail pour une force conservative</text:p>
          </table:table-cell>
          <table:table-cell office:value-type="string" calcext:value-type="string">
            <text:p>\(\delta W = -\mathrm{d} E_p \iff \overrightarrow{F}\cdot \mathrm{d} \overrightarrow{r} = -\mathrm{d} E_p\)</text:p>
          </table:table-cell>
        </table:table-row>
        <table:table-row table:style-name="ro1">
          <table:table-cell office:value-type="string" calcext:value-type="string">
            <text:p>Calcul de l’énergie potentielle avec le gradient pour une force conservative</text:p>
          </table:table-cell>
          <table:table-cell office:value-type="string" calcext:value-type="string">
            <text:p>\(\overrightarrow{F} = -\grad(E_p)\)</text:p>
          </table:table-cell>
        </table:table-row>
        <table:table-row table:style-name="ro1">
          <table:table-cell office:value-type="string" calcext:value-type="string">
            <text:p>Théorème de l’énergie mécanique</text:p>
          </table:table-cell>
          <table:table-cell office:value-type="string" calcext:value-type="string">
            <text:p>\(\Delta_{AB}E_m = \sum_i W_{C,AB}(\overrightarrow{F_{NC}})\)</text:p>
          </table:table-cell>
        </table:table-row>
        <table:table-row table:style-name="ro1">
          <table:table-cell office:value-type="string" calcext:value-type="string">
            <text:p>Théorème de la puissance mécanique</text:p>
          </table:table-cell>
          <table:table-cell office:value-type="string" calcext:value-type="string">
            <text:p>\(\frac{\dd E_m}{\dd t} =\sum_j P(\vec{F_{NC,j}})\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1T17:34:47.136063519</meta:creation-date>
    <dc:date>2024-12-05T15:14:45.530088895</dc:date>
    <meta:editing-duration>PT13M14S</meta:editing-duration>
    <meta:editing-cycles>4</meta:editing-cycles>
    <meta:generator>LibreOffice/7.3.7.2$Linux_X86_64 LibreOffice_project/30$Build-2</meta:generator>
    <meta:document-statistic meta:table-count="1" meta:cell-count="26" meta:object-count="0"/>
  </office:meta>
</office:document-meta>
</file>